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aderCellModel.setFilterHref( String filterH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CellModel.setDisableFilterRendering( boolean disableFilterRende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CellModel.getFilterH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CellModel.getSortH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CellModel.setSortAction( String sort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CellModel.setSortExpression( String sort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CellModel.isFilter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CellModel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CellModel.isDisableFilterRende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CellModel.getSort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CellModel.isDisableSortRende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CellModel.setFilterExpression( String filter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CellModel.setBodyContent( String body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CellModel.setFilterAction( String filter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CellModel.setDisableSortRendering( boolean disableSortRende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CellModel.setSortHref( String sortH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CellModel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CellModel.getFilter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CellModel.getScop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CellModel.isSor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CellModel.getFilter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CellModel.getSort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CellModel.setScopeId( String scop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CellModel.getBody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